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9000001310EC5AAF8489027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564cm" fo:min-width="0.314cm" fo:padding-top="0.165cm" fo:padding-bottom="0.165cm" fo:padding-left="0.29cm" fo:padding-right="0.29cm" fo:wrap-option="no-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e181e" style:font-name="Chilanka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e181e" style:font-name="Chilanka"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ce181e" style:font-name="Chilank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397cm" svg:height="8.069cm" svg:x="8.907cm" svg:y="4.631cm">
          <draw:image xlink:href="Pictures/1000000000000189000001310EC5AAF848902702.png" xlink:type="simple" xlink:show="embed" xlink:actuate="onLoad">
            <text:p/>
          </draw:image>
        </draw:frame>
        <draw:custom-shape draw:style-name="gr2" draw:text-style-name="P2" draw:layer="layout" svg:width="1.27cm" svg:height="1.27cm" svg:x="9.298cm" svg:y="9.498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12962.391817467 -86688.90637293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5.08cm" svg:height="0.95cm" svg:x="8.89cm" svg:y="2.19cm">
          <draw:text-box>
            <text:p text:style-name="P3"><text:span text:style-name="T1">Delete team</text:span></text:p>
          </draw:text-box>
        </draw:frame>
        <draw:custom-shape draw:style-name="gr2" draw:text-style-name="P2" draw:layer="layout" svg:width="1.27cm" svg:height="1.27cm" svg:x="9.298cm" svg:y="6.50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4828.9535798584 -60789.29976396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4" draw:layer="layout" svg:width="6.096cm" svg:height="1.649cm" svg:x="13.97cm" svg:y="2.831cm">
          <draw:text-box>
            <text:p text:style-name="P3"><text:span text:style-name="T1">Add a new team (Maximum 8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18:46:48.293443808</meta:creation-date>
    <dc:date>2018-12-25T20:45:45.842639085</dc:date>
    <meta:editing-duration>PT1H28M17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